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ject workflow:</text:p>
      <text:p text:style-name="Standard"/>
      <text:p text:style-name="Standard"/>
      <text:list xml:id="list8800957163117728425" text:style-name="L1">
        <text:list-item>
          <text:p text:style-name="P1">Design Database (ERD) == done</text:p>
        </text:list-item>
        <text:list-item>
          <text:p text:style-name="P1">Decide the database to use == MySQL + Workbench ==done</text:p>
        </text:list-item>
        <text:list-item>
          <text:p text:style-name="P1">Download database and necessary tool. == done</text:p>
        </text:list-item>
        <text:list-item>
          <text:p text:style-name="P1">Develop Database == done</text:p>
        </text:list-item>
        <text:list-item>
          <text:p text:style-name="P1">Decide backend technologies to use:</text:p>
          <text:list>
            <text:list-item>
              <text:p text:style-name="P1">Node</text:p>
            </text:list-item>
            <text:list-item>
              <text:p text:style-name="P1">npm</text:p>
            </text:list-item>
            <text:list-item>
              <text:p text:style-name="P1">Express</text:p>
            </text:list-item>
            <text:list-item>
              <text:p text:style-name="P1">other modules (decision pending)</text:p>
            </text:list-item>
          </text:list>
        </text:list-item>
        <text:list-item>
          <text:p text:style-name="P1">Decide frontend technologies;</text:p>
          <text:list>
            <text:list-item>
              <text:p text:style-name="P1">HTML</text:p>
            </text:list-item>
            <text:list-item>
              <text:p text:style-name="P1">CSS</text:p>
            </text:list-item>
            <text:list-item>
              <text:p text:style-name="P1">JavaScript</text:p>
            </text:list-item>
            <text:list-item>
              <text:p text:style-name="P1">React</text:p>
            </text:list-item>
            <text:list-item>
              <text:p text:style-name="P1">Angular</text:p>
            </text:list-item>
          </text:list>
        </text:list-item>
      </text:list>
      <text:list xml:id="list8631934361257705976" text:style-name="L2">
        <text:list-item>
          <text:p text:style-name="P2">Development Process</text:p>
          <text:list>
            <text:list-item>
              <text:p text:style-name="P2">Download node</text:p>
            </text:list-item>
            <text:list-item>
              <text:p text:style-name="P2">Define and make project directory structure</text:p>
            </text:list-item>
            <text:list-item>
              <text:p text:style-name="P2">initialize as Git directory</text:p>
            </text:list-item>
            <text:list-item>
              <text:p text:style-name="P2">Run npm init on directory</text:p>
            </text:list-item>
            <text:list-item>
              <text:p text:style-name="P2">Identify all dependencies</text:p>
            </text:list-item>
            <text:list-item>
              <text:p text:style-name="P2">Install Dependencies</text:p>
            </text:list-item>
            <text:list-item>
              <text:p text:style-name="P2">Require dependencies</text:p>
            </text:list-item>
            <text:list-item>
              <text:p text:style-name="P2">Create server</text:p>
            </text:list-item>
            <text:list-item>
              <text:p text:style-name="P2">Connect to database</text:p>
            </text:list-item>
            <text:list-item>
              <text:p text:style-name="P2">Define routes</text:p>
            </text:list-item>
            <text:list-item>
              <text:p text:style-name="P2">Implement CRUD</text:p>
            </text:list-item>
            <text:list-item>
              <text:p text:style-name="P2">Implement Signup</text:p>
            </text:list-item>
            <text:list-item>
              <text:p text:style-name="P2">Implement Authentication (Log-in)</text:p>
            </text:list-item>
          </text:list>
        </text:list-item>
        <text:list-item>
          <text:p text:style-name="P2">Test</text:p>
        </text:list-item>
        <text:list-item>
          <text:p text:style-name="P2">Deploy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13M55S</meta:editing-duration>
    <meta:editing-cycles>7</meta:editing-cycles>
    <meta:generator>OpenOffice.org/3.4.1$Win32 OpenOffice.org_project/341m1$Build-9593</meta:generator>
    <dc:date>2018-06-20T21:05:12.87</dc:date>
    <meta:document-statistic meta:table-count="0" meta:image-count="0" meta:object-count="0" meta:page-count="1" meta:paragraph-count="32" meta:word-count="121" meta:character-count="689"/>
    <meta:user-defined meta:name="Info 1"/>
    <meta:user-defined meta:name="Info 2"/>
    <meta:user-defined meta:name="Info 3"/>
    <meta:user-defined meta:name="Info 4"/>
  </office:meta>
</office:document-meta>
</file>